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3.739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1.342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2.868cm"/>
    </style:style>
    <style:style style:name="co20" style:family="table-column">
      <style:table-column-properties fo:break-before="auto" style:column-width="1.533cm"/>
    </style:style>
    <style:style style:name="co21" style:family="table-column">
      <style:table-column-properties fo:break-before="auto" style:column-width="1.316cm"/>
    </style:style>
    <style:style style:name="co22" style:family="table-column">
      <style:table-column-properties fo:break-before="auto" style:column-width="1.969cm"/>
    </style:style>
    <style:style style:name="co23" style:family="table-column">
      <style:table-column-properties fo:break-before="auto" style:column-width="1.423cm"/>
    </style:style>
    <style:style style:name="co24" style:family="table-column">
      <style:table-column-properties fo:break-before="auto" style:column-width="1.506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3.304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3.657cm"/>
    </style:style>
    <style:style style:name="co30" style:family="table-column">
      <style:table-column-properties fo:break-before="auto" style:column-width="3.847cm"/>
    </style:style>
    <style:style style:name="co31" style:family="table-column">
      <style:table-column-properties fo:break-before="auto" style:column-width="4.692cm"/>
    </style:style>
    <style:style style:name="co32" style:family="table-column">
      <style:table-column-properties fo:break-before="auto" style:column-width="3.549cm"/>
    </style:style>
    <style:style style:name="co33" style:family="table-column">
      <style:table-column-properties fo:break-before="auto" style:column-width="4.747cm"/>
    </style:style>
    <style:style style:name="co34" style:family="table-column">
      <style:table-column-properties fo:break-before="auto" style:column-width="4.12cm"/>
    </style:style>
    <style:style style:name="co35" style:family="table-column">
      <style:table-column-properties fo:break-before="auto" style:column-width="4.256cm"/>
    </style:style>
    <style:style style:name="co36" style:family="table-column">
      <style:table-column-properties fo:break-before="auto" style:column-width="5.3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a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ce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Additional Name</text:p>
          </table:table-cell>
          <table:table-cell office:value-type="string" calcext:value-type="string">
            <text:p>Family Name</text:p>
          </table:table-cell>
          <table:table-cell office:value-type="string" calcext:value-type="string">
            <text:p>Yomi Name</text:p>
          </table:table-cell>
          <table:table-cell office:value-type="string" calcext:value-type="string">
            <text:p>Given Name Yomi</text:p>
          </table:table-cell>
          <table:table-cell office:value-type="string" calcext:value-type="string">
            <text:p>Additional Name Yomi</text:p>
          </table:table-cell>
          <table:table-cell office:value-type="string" calcext:value-type="string">
            <text:p>Family Name Yomi</text:p>
          </table:table-cell>
          <table:table-cell office:value-type="string" calcext:value-type="string">
            <text:p>Name Prefix</text:p>
          </table:table-cell>
          <table:table-cell office:value-type="string" calcext:value-type="string">
            <text:p>Name Suffix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Maiden 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Billing Information</text:p>
          </table:table-cell>
          <table:table-cell office:value-type="string" calcext:value-type="string">
            <text:p>Directory Server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Group Membership</text:p>
          </table:table-cell>
          <table:table-cell office:value-type="string" calcext:value-type="string">
            <text:p>Phone 1 - Type</text:p>
          </table:table-cell>
          <table:table-cell table:style-name="Default" office:value-type="string" calcext:value-type="string">
            <text:p>Phone 1 - Value</text:p>
          </table:table-cell>
          <table:table-cell office:value-type="string" calcext:value-type="string">
            <text:p>Organization 1 - Type</text:p>
          </table:table-cell>
          <table:table-cell office:value-type="string" calcext:value-type="string">
            <text:p>Organization 1 - Name</text:p>
          </table:table-cell>
          <table:table-cell office:value-type="string" calcext:value-type="string">
            <text:p>Organization 1 - Yomi Name</text:p>
          </table:table-cell>
          <table:table-cell office:value-type="string" calcext:value-type="string">
            <text:p>Organization 1 - Title</text:p>
          </table:table-cell>
          <table:table-cell office:value-type="string" calcext:value-type="string">
            <text:p>Organization 1 - Department</text:p>
          </table:table-cell>
          <table:table-cell office:value-type="string" calcext:value-type="string">
            <text:p>Organization 1 - Symbol</text:p>
          </table:table-cell>
          <table:table-cell office:value-type="string" calcext:value-type="string">
            <text:p>Organization 1 - Location</text:p>
          </table:table-cell>
          <table:table-cell office:value-type="string" calcext:value-type="string">
            <text:p>Organization 1 - Job Descripti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aa_1_calon</text:p>
          </table:table-cell>
          <table:table-cell office:value-type="string" calcext:value-type="string">
            <text:p>1_calon</text:p>
          </table:table-cell>
          <table:table-cell table:formula="of:=VLOOKUP([.A2];[Sheet2.$A$1:.$B$50];2;0)" office:value-type="string" office:string-value="" calcext:value-type="error">
            <text:p>#N/A</text:p>
          </table:table-cell>
          <table:table-cell table:number-columns-repeated="25"/>
          <table:table-cell office:value-type="string" calcext:value-type="string">
            <text:p>* myContact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081230758751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aa_2_calon</text:p>
          </table:table-cell>
          <table:table-cell office:value-type="string" calcext:value-type="string">
            <text:p>2_calon</text:p>
          </table:table-cell>
          <table:table-cell table:formula="of:=VLOOKUP([.A3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52</text:p>
          </table:table-cell>
          <table:table-cell table:number-columns-repeated="8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aaa_3_calon</text:p>
          </table:table-cell>
          <table:table-cell office:value-type="string" calcext:value-type="string">
            <text:p>3_calon</text:p>
          </table:table-cell>
          <table:table-cell table:formula="of:=VLOOKUP([.A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53</text:p>
          </table:table-cell>
          <table:table-cell table:number-columns-repeated="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aaa_4_calon</text:p>
          </table:table-cell>
          <table:table-cell office:value-type="string" calcext:value-type="string">
            <text:p>4_calon</text:p>
          </table:table-cell>
          <table:table-cell table:formula="of:=VLOOKUP([.A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5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a_5_calon</text:p>
          </table:table-cell>
          <table:table-cell office:value-type="string" calcext:value-type="string">
            <text:p>5_calon</text:p>
          </table:table-cell>
          <table:table-cell table:formula="of:=VLOOKUP([.A6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5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aa_6_calon</text:p>
          </table:table-cell>
          <table:table-cell office:value-type="string" calcext:value-type="string">
            <text:p>6_calon</text:p>
          </table:table-cell>
          <table:table-cell table:formula="of:=VLOOKUP([.A7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aa_7_calon</text:p>
          </table:table-cell>
          <table:table-cell office:value-type="string" calcext:value-type="string">
            <text:p>7_calon</text:p>
          </table:table-cell>
          <table:table-cell table:formula="of:=VLOOKUP([.A8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57</text:p>
          </table:table-cell>
          <table:table-cell table:number-columns-repeated="8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aaa_8_calon</text:p>
          </table:table-cell>
          <table:table-cell office:value-type="string" calcext:value-type="string">
            <text:p>8_calon</text:p>
          </table:table-cell>
          <table:table-cell table:formula="of:=VLOOKUP([.A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58</text:p>
          </table:table-cell>
          <table:table-cell table:number-columns-repeated="8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aaa_9_calon</text:p>
          </table:table-cell>
          <table:table-cell office:value-type="string" calcext:value-type="string">
            <text:p>9_calon</text:p>
          </table:table-cell>
          <table:table-cell table:formula="of:=VLOOKUP([.A1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59</text:p>
          </table:table-cell>
          <table:table-cell table:number-columns-repeated="8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aaa_10_calon</text:p>
          </table:table-cell>
          <table:table-cell office:value-type="string" calcext:value-type="string">
            <text:p>10_calon</text:p>
          </table:table-cell>
          <table:table-cell table:formula="of:=VLOOKUP([.A1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5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aa_11_calon</text:p>
          </table:table-cell>
          <table:table-cell office:value-type="string" calcext:value-type="string">
            <text:p>11_calon</text:p>
          </table:table-cell>
          <table:table-cell table:formula="of:=VLOOKUP([.A12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61</text:p>
          </table:table-cell>
          <table:table-cell table:number-columns-repeated="8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aa_12_calon</text:p>
          </table:table-cell>
          <table:table-cell office:value-type="string" calcext:value-type="string">
            <text:p>12_calon</text:p>
          </table:table-cell>
          <table:table-cell table:formula="of:=VLOOKUP([.A1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62</text:p>
          </table:table-cell>
          <table:table-cell table:number-columns-repeated="8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aaa_13_calon</text:p>
          </table:table-cell>
          <table:table-cell office:value-type="string" calcext:value-type="string">
            <text:p>13_calon</text:p>
          </table:table-cell>
          <table:table-cell table:formula="of:=VLOOKUP([.A1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63</text:p>
          </table:table-cell>
          <table:table-cell table:number-columns-repeated="8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aaa_14_calon</text:p>
          </table:table-cell>
          <table:table-cell office:value-type="string" calcext:value-type="string">
            <text:p>14_calon</text:p>
          </table:table-cell>
          <table:table-cell table:formula="of:=VLOOKUP([.A1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6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aa_15_calon</text:p>
          </table:table-cell>
          <table:table-cell office:value-type="string" calcext:value-type="string">
            <text:p>15_calon</text:p>
          </table:table-cell>
          <table:table-cell table:formula="of:=VLOOKUP([.A16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6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aa_16_calon</text:p>
          </table:table-cell>
          <table:table-cell office:value-type="string" calcext:value-type="string">
            <text:p>16_calon</text:p>
          </table:table-cell>
          <table:table-cell table:formula="of:=VLOOKUP([.A17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66</text:p>
          </table:table-cell>
          <table:table-cell table:number-columns-repeated="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aaa_17_calon</text:p>
          </table:table-cell>
          <table:table-cell office:value-type="string" calcext:value-type="string">
            <text:p>17_calon</text:p>
          </table:table-cell>
          <table:table-cell table:formula="of:=VLOOKUP([.A1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67</text:p>
          </table:table-cell>
          <table:table-cell table:number-columns-repeated="8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aaa_18_calon</text:p>
          </table:table-cell>
          <table:table-cell office:value-type="string" calcext:value-type="string">
            <text:p>18_calon</text:p>
          </table:table-cell>
          <table:table-cell table:formula="of:=VLOOKUP([.A1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68</text:p>
          </table:table-cell>
          <table:table-cell table:number-columns-repeated="8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aaa_19_calon</text:p>
          </table:table-cell>
          <table:table-cell office:value-type="string" calcext:value-type="string">
            <text:p>19_calon</text:p>
          </table:table-cell>
          <table:table-cell table:formula="of:=VLOOKUP([.A2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69</text:p>
          </table:table-cell>
          <table:table-cell table:number-columns-repeated="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aaa_20_calon</text:p>
          </table:table-cell>
          <table:table-cell office:value-type="string" calcext:value-type="string">
            <text:p>20_calon</text:p>
          </table:table-cell>
          <table:table-cell table:formula="of:=VLOOKUP([.A2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6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aa_21_calon</text:p>
          </table:table-cell>
          <table:table-cell office:value-type="string" calcext:value-type="string">
            <text:p>21_calon</text:p>
          </table:table-cell>
          <table:table-cell table:formula="of:=VLOOKUP([.A22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71</text:p>
          </table:table-cell>
          <table:table-cell table:number-columns-repeated="8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aaa_22_calon</text:p>
          </table:table-cell>
          <table:table-cell office:value-type="string" calcext:value-type="string">
            <text:p>22_calon</text:p>
          </table:table-cell>
          <table:table-cell table:formula="of:=VLOOKUP([.A2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72</text:p>
          </table:table-cell>
          <table:table-cell table:number-columns-repeated="8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aaa_23_calon</text:p>
          </table:table-cell>
          <table:table-cell office:value-type="string" calcext:value-type="string">
            <text:p>23_calon</text:p>
          </table:table-cell>
          <table:table-cell table:formula="of:=VLOOKUP([.A2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73</text:p>
          </table:table-cell>
          <table:table-cell table:number-columns-repeated="8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aaa_24_calon</text:p>
          </table:table-cell>
          <table:table-cell office:value-type="string" calcext:value-type="string">
            <text:p>24_calon</text:p>
          </table:table-cell>
          <table:table-cell table:formula="of:=VLOOKUP([.A2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74</text:p>
          </table:table-cell>
          <table:table-cell table:number-columns-repeated="8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aaa_25_calon</text:p>
          </table:table-cell>
          <table:table-cell office:value-type="string" calcext:value-type="string">
            <text:p>25_calon</text:p>
          </table:table-cell>
          <table:table-cell table:formula="of:=VLOOKUP([.A26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75</text:p>
          </table:table-cell>
          <table:table-cell table:number-columns-repeated="8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aaa_26_calon</text:p>
          </table:table-cell>
          <table:table-cell office:value-type="string" calcext:value-type="string">
            <text:p>26_calon</text:p>
          </table:table-cell>
          <table:table-cell table:formula="of:=VLOOKUP([.A2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76</text:p>
          </table:table-cell>
          <table:table-cell table:number-columns-repeated="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aaa_27_calon</text:p>
          </table:table-cell>
          <table:table-cell office:value-type="string" calcext:value-type="string">
            <text:p>27_calon</text:p>
          </table:table-cell>
          <table:table-cell table:formula="of:=VLOOKUP([.A2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7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aa_28_calon</text:p>
          </table:table-cell>
          <table:table-cell office:value-type="string" calcext:value-type="string">
            <text:p>28_calon</text:p>
          </table:table-cell>
          <table:table-cell table:formula="of:=VLOOKUP([.A29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78</text:p>
          </table:table-cell>
          <table:table-cell table:number-columns-repeated="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aaa_29_calon</text:p>
          </table:table-cell>
          <table:table-cell office:value-type="string" calcext:value-type="string">
            <text:p>29_calon</text:p>
          </table:table-cell>
          <table:table-cell table:formula="of:=VLOOKUP([.A3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79</text:p>
          </table:table-cell>
          <table:table-cell table:number-columns-repeated="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aaa_30_calon</text:p>
          </table:table-cell>
          <table:table-cell office:value-type="string" calcext:value-type="string">
            <text:p>30_calon</text:p>
          </table:table-cell>
          <table:table-cell table:formula="of:=VLOOKUP([.A3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70</text:p>
          </table:table-cell>
          <table:table-cell table:number-columns-repeated="8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aaa_31_calon</text:p>
          </table:table-cell>
          <table:table-cell office:value-type="string" calcext:value-type="string">
            <text:p>31_calon</text:p>
          </table:table-cell>
          <table:table-cell table:formula="of:=VLOOKUP([.A3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81</text:p>
          </table:table-cell>
          <table:table-cell table:number-columns-repeated="8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aaa_32_calon</text:p>
          </table:table-cell>
          <table:table-cell office:value-type="string" calcext:value-type="string">
            <text:p>32_calon</text:p>
          </table:table-cell>
          <table:table-cell table:formula="of:=VLOOKUP([.A3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8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aa_33_calon</text:p>
          </table:table-cell>
          <table:table-cell office:value-type="string" calcext:value-type="string">
            <text:p>33_calon</text:p>
          </table:table-cell>
          <table:table-cell table:formula="of:=VLOOKUP([.A34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8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aa_34_calon</text:p>
          </table:table-cell>
          <table:table-cell office:value-type="string" calcext:value-type="string">
            <text:p>34_calon</text:p>
          </table:table-cell>
          <table:table-cell table:formula="of:=VLOOKUP([.A35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84</text:p>
          </table:table-cell>
          <table:table-cell table:number-columns-repeated="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aaa_35_calon</text:p>
          </table:table-cell>
          <table:table-cell office:value-type="string" calcext:value-type="string">
            <text:p>35_calon</text:p>
          </table:table-cell>
          <table:table-cell table:formula="of:=VLOOKUP([.A36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85</text:p>
          </table:table-cell>
          <table:table-cell table:number-columns-repeated="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aaa_36_calon</text:p>
          </table:table-cell>
          <table:table-cell office:value-type="string" calcext:value-type="string">
            <text:p>36_calon</text:p>
          </table:table-cell>
          <table:table-cell table:formula="of:=VLOOKUP([.A3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8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aa_37_calon</text:p>
          </table:table-cell>
          <table:table-cell office:value-type="string" calcext:value-type="string">
            <text:p>37_calon</text:p>
          </table:table-cell>
          <table:table-cell table:formula="of:=VLOOKUP([.A38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87</text:p>
          </table:table-cell>
          <table:table-cell table:number-columns-repeated="8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aaa_38_calon</text:p>
          </table:table-cell>
          <table:table-cell office:value-type="string" calcext:value-type="string">
            <text:p>38_calon</text:p>
          </table:table-cell>
          <table:table-cell table:formula="of:=VLOOKUP([.A3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88</text:p>
          </table:table-cell>
          <table:table-cell table:number-columns-repeated="8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aaa_39_calon</text:p>
          </table:table-cell>
          <table:table-cell office:value-type="string" calcext:value-type="string">
            <text:p>39_calon</text:p>
          </table:table-cell>
          <table:table-cell table:formula="of:=VLOOKUP([.A4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89</text:p>
          </table:table-cell>
          <table:table-cell table:number-columns-repeated="8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aaa_40_calon</text:p>
          </table:table-cell>
          <table:table-cell office:value-type="string" calcext:value-type="string">
            <text:p>40_calon</text:p>
          </table:table-cell>
          <table:table-cell table:formula="of:=VLOOKUP([.A4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80</text:p>
          </table:table-cell>
          <table:table-cell table:number-columns-repeated="8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aaa_41_calon</text:p>
          </table:table-cell>
          <table:table-cell office:value-type="string" calcext:value-type="string">
            <text:p>41_calon</text:p>
          </table:table-cell>
          <table:table-cell table:formula="of:=VLOOKUP([.A4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91</text:p>
          </table:table-cell>
          <table:table-cell table:number-columns-repeated="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aaa_42_calon</text:p>
          </table:table-cell>
          <table:table-cell office:value-type="string" calcext:value-type="string">
            <text:p>42_calon</text:p>
          </table:table-cell>
          <table:table-cell table:formula="of:=VLOOKUP([.A4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9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aa_43_calon</text:p>
          </table:table-cell>
          <table:table-cell office:value-type="string" calcext:value-type="string">
            <text:p>43_calon</text:p>
          </table:table-cell>
          <table:table-cell table:formula="of:=VLOOKUP([.A44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93</text:p>
          </table:table-cell>
          <table:table-cell table:number-columns-repeated="8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aaa_44_calon</text:p>
          </table:table-cell>
          <table:table-cell office:value-type="string" calcext:value-type="string">
            <text:p>44_calon</text:p>
          </table:table-cell>
          <table:table-cell table:formula="of:=VLOOKUP([.A4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9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aa_45_calon</text:p>
          </table:table-cell>
          <table:table-cell office:value-type="string" calcext:value-type="string">
            <text:p>45_calon</text:p>
          </table:table-cell>
          <table:table-cell table:formula="of:=VLOOKUP([.A46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9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aa_46_calon</text:p>
          </table:table-cell>
          <table:table-cell office:value-type="string" calcext:value-type="string">
            <text:p>46_calon</text:p>
          </table:table-cell>
          <table:table-cell table:formula="of:=VLOOKUP([.A47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96</text:p>
          </table:table-cell>
          <table:table-cell table:number-columns-repeated="8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aaa_47_calon</text:p>
          </table:table-cell>
          <table:table-cell office:value-type="string" calcext:value-type="string">
            <text:p>47_calon</text:p>
          </table:table-cell>
          <table:table-cell table:formula="of:=VLOOKUP([.A4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9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aa_48_calon</text:p>
          </table:table-cell>
          <table:table-cell office:value-type="string" calcext:value-type="string">
            <text:p>48_calon</text:p>
          </table:table-cell>
          <table:table-cell table:formula="of:=VLOOKUP([.A49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9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aa_49_calon</text:p>
          </table:table-cell>
          <table:table-cell office:value-type="string" calcext:value-type="string">
            <text:p>49_calon</text:p>
          </table:table-cell>
          <table:table-cell table:formula="of:=VLOOKUP([.A50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99</text:p>
          </table:table-cell>
          <table:table-cell table:number-columns-repeated="8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aaa_50_calon</text:p>
          </table:table-cell>
          <table:table-cell office:value-type="string" calcext:value-type="string">
            <text:p>50_calon</text:p>
          </table:table-cell>
          <table:table-cell table:formula="of:=VLOOKUP([.A5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90</text:p>
          </table:table-cell>
          <table:table-cell table:number-columns-repeated="8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aaa_51_calon</text:p>
          </table:table-cell>
          <table:table-cell office:value-type="string" calcext:value-type="string">
            <text:p>51_calon</text:p>
          </table:table-cell>
          <table:table-cell table:formula="of:=VLOOKUP([.A5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01</text:p>
          </table:table-cell>
          <table:table-cell table:number-columns-repeated="8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aaa_52_calon</text:p>
          </table:table-cell>
          <table:table-cell office:value-type="string" calcext:value-type="string">
            <text:p>52_calon</text:p>
          </table:table-cell>
          <table:table-cell table:formula="of:=VLOOKUP([.A5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02</text:p>
          </table:table-cell>
          <table:table-cell table:number-columns-repeated="8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aaa_53_calon</text:p>
          </table:table-cell>
          <table:table-cell office:value-type="string" calcext:value-type="string">
            <text:p>53_calon</text:p>
          </table:table-cell>
          <table:table-cell table:formula="of:=VLOOKUP([.A5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03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aaa_54_calon</text:p>
          </table:table-cell>
          <table:table-cell office:value-type="string" calcext:value-type="string">
            <text:p>54_calon</text:p>
          </table:table-cell>
          <table:table-cell table:formula="of:=VLOOKUP([.A5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04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aaa_55_calon</text:p>
          </table:table-cell>
          <table:table-cell office:value-type="string" calcext:value-type="string">
            <text:p>55_calon</text:p>
          </table:table-cell>
          <table:table-cell table:formula="of:=VLOOKUP([.A56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05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aaa_56_calon</text:p>
          </table:table-cell>
          <table:table-cell office:value-type="string" calcext:value-type="string">
            <text:p>56_calon</text:p>
          </table:table-cell>
          <table:table-cell table:formula="of:=VLOOKUP([.A5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06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aaa_57_calon</text:p>
          </table:table-cell>
          <table:table-cell office:value-type="string" calcext:value-type="string">
            <text:p>57_calon</text:p>
          </table:table-cell>
          <table:table-cell table:formula="of:=VLOOKUP([.A5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07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aaa_58_calon</text:p>
          </table:table-cell>
          <table:table-cell office:value-type="string" calcext:value-type="string">
            <text:p>58_calon</text:p>
          </table:table-cell>
          <table:table-cell table:formula="of:=VLOOKUP([.A5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08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aaa_59_calon</text:p>
          </table:table-cell>
          <table:table-cell office:value-type="string" calcext:value-type="string">
            <text:p>59_calon</text:p>
          </table:table-cell>
          <table:table-cell table:formula="of:=VLOOKUP([.A6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0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aa_60_calon</text:p>
          </table:table-cell>
          <table:table-cell office:value-type="string" calcext:value-type="string">
            <text:p>60_calon</text:p>
          </table:table-cell>
          <table:table-cell table:formula="of:=VLOOKUP([.A61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0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aaa_61_calon</text:p>
          </table:table-cell>
          <table:table-cell office:value-type="string" calcext:value-type="string">
            <text:p>61_calon</text:p>
          </table:table-cell>
          <table:table-cell table:formula="of:=VLOOKUP([.A6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11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aaa_62_calon</text:p>
          </table:table-cell>
          <table:table-cell office:value-type="string" calcext:value-type="string">
            <text:p>62_calon</text:p>
          </table:table-cell>
          <table:table-cell table:formula="of:=VLOOKUP([.A6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1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aa_63_calon</text:p>
          </table:table-cell>
          <table:table-cell office:value-type="string" calcext:value-type="string">
            <text:p>63_calon</text:p>
          </table:table-cell>
          <table:table-cell table:formula="of:=VLOOKUP([.A64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13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aaa_64_calon</text:p>
          </table:table-cell>
          <table:table-cell office:value-type="string" calcext:value-type="string">
            <text:p>64_calon</text:p>
          </table:table-cell>
          <table:table-cell table:formula="of:=VLOOKUP([.A6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14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aaa_65_calon</text:p>
          </table:table-cell>
          <table:table-cell office:value-type="string" calcext:value-type="string">
            <text:p>65_calon</text:p>
          </table:table-cell>
          <table:table-cell table:formula="of:=VLOOKUP([.A66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15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aaa_66_calon</text:p>
          </table:table-cell>
          <table:table-cell office:value-type="string" calcext:value-type="string">
            <text:p>66_calon</text:p>
          </table:table-cell>
          <table:table-cell table:formula="of:=VLOOKUP([.A6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16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aaa_67_calon</text:p>
          </table:table-cell>
          <table:table-cell office:value-type="string" calcext:value-type="string">
            <text:p>67_calon</text:p>
          </table:table-cell>
          <table:table-cell table:formula="of:=VLOOKUP([.A6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17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aaa_68_calon</text:p>
          </table:table-cell>
          <table:table-cell office:value-type="string" calcext:value-type="string">
            <text:p>68_calon</text:p>
          </table:table-cell>
          <table:table-cell table:formula="of:=VLOOKUP([.A6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18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aaa_69_calon</text:p>
          </table:table-cell>
          <table:table-cell office:value-type="string" calcext:value-type="string">
            <text:p>69_calon</text:p>
          </table:table-cell>
          <table:table-cell table:formula="of:=VLOOKUP([.A7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19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aaa_70_calon</text:p>
          </table:table-cell>
          <table:table-cell office:value-type="string" calcext:value-type="string">
            <text:p>70_calon</text:p>
          </table:table-cell>
          <table:table-cell table:formula="of:=VLOOKUP([.A7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1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aaa_71_calon</text:p>
          </table:table-cell>
          <table:table-cell office:value-type="string" calcext:value-type="string">
            <text:p>71_calon</text:p>
          </table:table-cell>
          <table:table-cell table:formula="of:=VLOOKUP([.A7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2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aa_72_calon</text:p>
          </table:table-cell>
          <table:table-cell office:value-type="string" calcext:value-type="string">
            <text:p>72_calon</text:p>
          </table:table-cell>
          <table:table-cell table:formula="of:=VLOOKUP([.A73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22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aaa_73_calon</text:p>
          </table:table-cell>
          <table:table-cell office:value-type="string" calcext:value-type="string">
            <text:p>73_calon</text:p>
          </table:table-cell>
          <table:table-cell table:formula="of:=VLOOKUP([.A7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2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aa_74_calon</text:p>
          </table:table-cell>
          <table:table-cell office:value-type="string" calcext:value-type="string">
            <text:p>74_calon</text:p>
          </table:table-cell>
          <table:table-cell table:formula="of:=VLOOKUP([.A75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24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aaa_75_calon</text:p>
          </table:table-cell>
          <table:table-cell office:value-type="string" calcext:value-type="string">
            <text:p>75_calon</text:p>
          </table:table-cell>
          <table:table-cell table:formula="of:=VLOOKUP([.A76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25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aaa_76_calon</text:p>
          </table:table-cell>
          <table:table-cell office:value-type="string" calcext:value-type="string">
            <text:p>76_calon</text:p>
          </table:table-cell>
          <table:table-cell table:formula="of:=VLOOKUP([.A7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26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aaa_77_calon</text:p>
          </table:table-cell>
          <table:table-cell office:value-type="string" calcext:value-type="string">
            <text:p>77_calon</text:p>
          </table:table-cell>
          <table:table-cell table:formula="of:=VLOOKUP([.A7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27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aaa_78_calon</text:p>
          </table:table-cell>
          <table:table-cell office:value-type="string" calcext:value-type="string">
            <text:p>78_calon</text:p>
          </table:table-cell>
          <table:table-cell table:formula="of:=VLOOKUP([.A7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28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aaa_79_calon</text:p>
          </table:table-cell>
          <table:table-cell office:value-type="string" calcext:value-type="string">
            <text:p>79_calon</text:p>
          </table:table-cell>
          <table:table-cell table:formula="of:=VLOOKUP([.A8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29</text:p>
          </table:table-cell>
          <table:table-cell table:number-columns-repeated="8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aaa_80_calon</text:p>
          </table:table-cell>
          <table:table-cell office:value-type="string" calcext:value-type="string">
            <text:p>80_calon</text:p>
          </table:table-cell>
          <table:table-cell table:formula="of:=VLOOKUP([.A8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2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aaa_81_calon</text:p>
          </table:table-cell>
          <table:table-cell office:value-type="string" calcext:value-type="string">
            <text:p>81_calon</text:p>
          </table:table-cell>
          <table:table-cell table:formula="of:=VLOOKUP([.A8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31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aaa_82_calon</text:p>
          </table:table-cell>
          <table:table-cell office:value-type="string" calcext:value-type="string">
            <text:p>82_calon</text:p>
          </table:table-cell>
          <table:table-cell table:formula="of:=VLOOKUP([.A8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3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aa_83_calon</text:p>
          </table:table-cell>
          <table:table-cell office:value-type="string" calcext:value-type="string">
            <text:p>83_calon</text:p>
          </table:table-cell>
          <table:table-cell table:formula="of:=VLOOKUP([.A84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33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aaa_84_calon</text:p>
          </table:table-cell>
          <table:table-cell office:value-type="string" calcext:value-type="string">
            <text:p>84_calon</text:p>
          </table:table-cell>
          <table:table-cell table:formula="of:=VLOOKUP([.A8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34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aaa_85_calon</text:p>
          </table:table-cell>
          <table:table-cell office:value-type="string" calcext:value-type="string">
            <text:p>85_calon</text:p>
          </table:table-cell>
          <table:table-cell table:formula="of:=VLOOKUP([.A86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35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aaa_86_calon</text:p>
          </table:table-cell>
          <table:table-cell office:value-type="string" calcext:value-type="string">
            <text:p>86_calon</text:p>
          </table:table-cell>
          <table:table-cell table:formula="of:=VLOOKUP([.A8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3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aa_87_calon</text:p>
          </table:table-cell>
          <table:table-cell office:value-type="string" calcext:value-type="string">
            <text:p>87_calon</text:p>
          </table:table-cell>
          <table:table-cell table:formula="of:=VLOOKUP([.A88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37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aaa_88_calon</text:p>
          </table:table-cell>
          <table:table-cell office:value-type="string" calcext:value-type="string">
            <text:p>88_calon</text:p>
          </table:table-cell>
          <table:table-cell table:formula="of:=VLOOKUP([.A8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38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aaa_89_calon</text:p>
          </table:table-cell>
          <table:table-cell office:value-type="string" calcext:value-type="string">
            <text:p>89_calon</text:p>
          </table:table-cell>
          <table:table-cell table:formula="of:=VLOOKUP([.A9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39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aaa_90_calon</text:p>
          </table:table-cell>
          <table:table-cell office:value-type="string" calcext:value-type="string">
            <text:p>90_calon</text:p>
          </table:table-cell>
          <table:table-cell table:formula="of:=VLOOKUP([.A9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3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aaa_91_calon</text:p>
          </table:table-cell>
          <table:table-cell office:value-type="string" calcext:value-type="string">
            <text:p>91_calon</text:p>
          </table:table-cell>
          <table:table-cell table:formula="of:=VLOOKUP([.A9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41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aaa_92_calon</text:p>
          </table:table-cell>
          <table:table-cell office:value-type="string" calcext:value-type="string">
            <text:p>92_calon</text:p>
          </table:table-cell>
          <table:table-cell table:formula="of:=VLOOKUP([.A9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42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aaa_93_calon</text:p>
          </table:table-cell>
          <table:table-cell office:value-type="string" calcext:value-type="string">
            <text:p>93_calon</text:p>
          </table:table-cell>
          <table:table-cell table:formula="of:=VLOOKUP([.A9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43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aaa_94_calon</text:p>
          </table:table-cell>
          <table:table-cell office:value-type="string" calcext:value-type="string">
            <text:p>94_calon</text:p>
          </table:table-cell>
          <table:table-cell table:formula="of:=VLOOKUP([.A9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4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aa_95_calon</text:p>
          </table:table-cell>
          <table:table-cell office:value-type="string" calcext:value-type="string">
            <text:p>95_calon</text:p>
          </table:table-cell>
          <table:table-cell table:formula="of:=VLOOKUP([.A96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45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aa_96_calon</text:p>
          </table:table-cell>
          <table:table-cell office:value-type="string" calcext:value-type="string">
            <text:p>96_calon</text:p>
          </table:table-cell>
          <table:table-cell table:formula="of:=VLOOKUP([.A9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46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aa_97_calon</text:p>
          </table:table-cell>
          <table:table-cell office:value-type="string" calcext:value-type="string">
            <text:p>97_calon</text:p>
          </table:table-cell>
          <table:table-cell table:formula="of:=VLOOKUP([.A9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47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aa_98_calon</text:p>
          </table:table-cell>
          <table:table-cell office:value-type="string" calcext:value-type="string">
            <text:p>98_calon</text:p>
          </table:table-cell>
          <table:table-cell table:formula="of:=VLOOKUP([.A99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748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aaa_99_calon</text:p>
          </table:table-cell>
          <table:table-cell office:value-type="string" calcext:value-type="string">
            <text:p>99_calon</text:p>
          </table:table-cell>
          <table:table-cell table:formula="of:=VLOOKUP([.A10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49</text:p>
          </table:table-cell>
          <table:table-cell table:number-columns-repeated="8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aaa_100_calon</text:p>
          </table:table-cell>
          <table:table-cell office:value-type="string" calcext:value-type="string">
            <text:p>100_calon</text:p>
          </table:table-cell>
          <table:table-cell table:formula="of:=VLOOKUP([.A10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740</text:p>
          </table:table-cell>
          <table:table-cell table:number-columns-repeated="8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aaa_101_calon</text:p>
          </table:table-cell>
          <table:table-cell office:value-type="string" calcext:value-type="string">
            <text:p>101_calon</text:p>
          </table:table-cell>
          <table:table-cell table:formula="of:=VLOOKUP([.A10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51</text:p>
          </table:table-cell>
          <table:table-cell table:number-columns-repeated="8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aaa_102_calon</text:p>
          </table:table-cell>
          <table:table-cell office:value-type="string" calcext:value-type="string">
            <text:p>102_calon</text:p>
          </table:table-cell>
          <table:table-cell table:formula="of:=VLOOKUP([.A10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52</text:p>
          </table:table-cell>
          <table:table-cell table:number-columns-repeated="8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aaa_103_calon</text:p>
          </table:table-cell>
          <table:table-cell office:value-type="string" calcext:value-type="string">
            <text:p>103_calon</text:p>
          </table:table-cell>
          <table:table-cell table:formula="of:=VLOOKUP([.A10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53</text:p>
          </table:table-cell>
          <table:table-cell table:number-columns-repeated="8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aaa_104_calon</text:p>
          </table:table-cell>
          <table:table-cell office:value-type="string" calcext:value-type="string">
            <text:p>104_calon</text:p>
          </table:table-cell>
          <table:table-cell table:formula="of:=VLOOKUP([.A10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54</text:p>
          </table:table-cell>
          <table:table-cell table:number-columns-repeated="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aaa_105_calon</text:p>
          </table:table-cell>
          <table:table-cell office:value-type="string" calcext:value-type="string">
            <text:p>105_calon</text:p>
          </table:table-cell>
          <table:table-cell table:formula="of:=VLOOKUP([.A106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55</text:p>
          </table:table-cell>
          <table:table-cell table:number-columns-repeated="8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aaa_106_calon</text:p>
          </table:table-cell>
          <table:table-cell office:value-type="string" calcext:value-type="string">
            <text:p>106_calon</text:p>
          </table:table-cell>
          <table:table-cell table:formula="of:=VLOOKUP([.A10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56</text:p>
          </table:table-cell>
          <table:table-cell table:number-columns-repeated="8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aaa_107_calon</text:p>
          </table:table-cell>
          <table:table-cell office:value-type="string" calcext:value-type="string">
            <text:p>107_calon</text:p>
          </table:table-cell>
          <table:table-cell table:formula="of:=VLOOKUP([.A10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5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aa_108_calon</text:p>
          </table:table-cell>
          <table:table-cell office:value-type="string" calcext:value-type="string">
            <text:p>108_calon</text:p>
          </table:table-cell>
          <table:table-cell table:formula="of:=VLOOKUP([.A109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58</text:p>
          </table:table-cell>
          <table:table-cell table:number-columns-repeated="8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aaa_109_calon</text:p>
          </table:table-cell>
          <table:table-cell office:value-type="string" calcext:value-type="string">
            <text:p>109_calon</text:p>
          </table:table-cell>
          <table:table-cell table:formula="of:=VLOOKUP([.A11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59</text:p>
          </table:table-cell>
          <table:table-cell table:number-columns-repeated="8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aaa_110_calon</text:p>
          </table:table-cell>
          <table:table-cell office:value-type="string" calcext:value-type="string">
            <text:p>110_calon</text:p>
          </table:table-cell>
          <table:table-cell table:formula="of:=VLOOKUP([.A11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50</text:p>
          </table:table-cell>
          <table:table-cell table:number-columns-repeated="8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aaa_111_calon</text:p>
          </table:table-cell>
          <table:table-cell office:value-type="string" calcext:value-type="string">
            <text:p>111_calon</text:p>
          </table:table-cell>
          <table:table-cell table:formula="of:=VLOOKUP([.A11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61</text:p>
          </table:table-cell>
          <table:table-cell table:number-columns-repeated="8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aaa_112_calon</text:p>
          </table:table-cell>
          <table:table-cell office:value-type="string" calcext:value-type="string">
            <text:p>112_calon</text:p>
          </table:table-cell>
          <table:table-cell table:formula="of:=VLOOKUP([.A11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62</text:p>
          </table:table-cell>
          <table:table-cell table:number-columns-repeated="8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aaa_113_calon</text:p>
          </table:table-cell>
          <table:table-cell office:value-type="string" calcext:value-type="string">
            <text:p>113_calon</text:p>
          </table:table-cell>
          <table:table-cell table:formula="of:=VLOOKUP([.A11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63</text:p>
          </table:table-cell>
          <table:table-cell table:number-columns-repeated="8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aaa_114_calon</text:p>
          </table:table-cell>
          <table:table-cell office:value-type="string" calcext:value-type="string">
            <text:p>114_calon</text:p>
          </table:table-cell>
          <table:table-cell table:formula="of:=VLOOKUP([.A11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6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aa_115_calon</text:p>
          </table:table-cell>
          <table:table-cell office:value-type="string" calcext:value-type="string">
            <text:p>115_calon</text:p>
          </table:table-cell>
          <table:table-cell table:formula="of:=VLOOKUP([.A116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65</text:p>
          </table:table-cell>
          <table:table-cell table:number-columns-repeated="8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aaa_116_calon</text:p>
          </table:table-cell>
          <table:table-cell office:value-type="string" calcext:value-type="string">
            <text:p>116_calon</text:p>
          </table:table-cell>
          <table:table-cell table:formula="of:=VLOOKUP([.A11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6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aa_117_calon</text:p>
          </table:table-cell>
          <table:table-cell office:value-type="string" calcext:value-type="string">
            <text:p>117_calon</text:p>
          </table:table-cell>
          <table:table-cell table:formula="of:=VLOOKUP([.A118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67</text:p>
          </table:table-cell>
          <table:table-cell table:number-columns-repeated="8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aaa_118_calon</text:p>
          </table:table-cell>
          <table:table-cell office:value-type="string" calcext:value-type="string">
            <text:p>118_calon</text:p>
          </table:table-cell>
          <table:table-cell table:formula="of:=VLOOKUP([.A11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68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aa_119_calon</text:p>
          </table:table-cell>
          <table:table-cell office:value-type="string" calcext:value-type="string">
            <text:p>119_calon</text:p>
          </table:table-cell>
          <table:table-cell table:formula="of:=VLOOKUP([.A120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6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aa_120_calon</text:p>
          </table:table-cell>
          <table:table-cell office:value-type="string" calcext:value-type="string">
            <text:p>120_calon</text:p>
          </table:table-cell>
          <table:table-cell table:formula="of:=VLOOKUP([.A121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60</text:p>
          </table:table-cell>
          <table:table-cell table:number-columns-repeated="8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aaa_121_calon</text:p>
          </table:table-cell>
          <table:table-cell office:value-type="string" calcext:value-type="string">
            <text:p>121_calon</text:p>
          </table:table-cell>
          <table:table-cell table:formula="of:=VLOOKUP([.A12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71</text:p>
          </table:table-cell>
          <table:table-cell table:number-columns-repeated="8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aaa_122_calon</text:p>
          </table:table-cell>
          <table:table-cell office:value-type="string" calcext:value-type="string">
            <text:p>122_calon</text:p>
          </table:table-cell>
          <table:table-cell table:formula="of:=VLOOKUP([.A12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72</text:p>
          </table:table-cell>
          <table:table-cell table:number-columns-repeated="8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aaa_123_calon</text:p>
          </table:table-cell>
          <table:table-cell office:value-type="string" calcext:value-type="string">
            <text:p>123_calon</text:p>
          </table:table-cell>
          <table:table-cell table:formula="of:=VLOOKUP([.A12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73</text:p>
          </table:table-cell>
          <table:table-cell table:number-columns-repeated="8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aaa_124_calon</text:p>
          </table:table-cell>
          <table:table-cell office:value-type="string" calcext:value-type="string">
            <text:p>124_calon</text:p>
          </table:table-cell>
          <table:table-cell table:formula="of:=VLOOKUP([.A12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74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aa_125_calon</text:p>
          </table:table-cell>
          <table:table-cell office:value-type="string" calcext:value-type="string">
            <text:p>125_calon</text:p>
          </table:table-cell>
          <table:table-cell table:formula="of:=VLOOKUP([.A126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75</text:p>
          </table:table-cell>
          <table:table-cell table:number-columns-repeated="8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aaa_126_calon</text:p>
          </table:table-cell>
          <table:table-cell office:value-type="string" calcext:value-type="string">
            <text:p>126_calon</text:p>
          </table:table-cell>
          <table:table-cell table:formula="of:=VLOOKUP([.A12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76</text:p>
          </table:table-cell>
          <table:table-cell table:number-columns-repeated="8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aaa_127_calon</text:p>
          </table:table-cell>
          <table:table-cell office:value-type="string" calcext:value-type="string">
            <text:p>127_calon</text:p>
          </table:table-cell>
          <table:table-cell table:formula="of:=VLOOKUP([.A12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7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aa_128_calon</text:p>
          </table:table-cell>
          <table:table-cell office:value-type="string" calcext:value-type="string">
            <text:p>128_calon</text:p>
          </table:table-cell>
          <table:table-cell table:formula="of:=VLOOKUP([.A129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78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aa_129_calon</text:p>
          </table:table-cell>
          <table:table-cell office:value-type="string" calcext:value-type="string">
            <text:p>129_calon</text:p>
          </table:table-cell>
          <table:table-cell table:formula="of:=VLOOKUP([.A130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79</text:p>
          </table:table-cell>
          <table:table-cell table:number-columns-repeated="8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aaa_130_calon</text:p>
          </table:table-cell>
          <table:table-cell office:value-type="string" calcext:value-type="string">
            <text:p>130_calon</text:p>
          </table:table-cell>
          <table:table-cell table:formula="of:=VLOOKUP([.A13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70</text:p>
          </table:table-cell>
          <table:table-cell table:number-columns-repeated="8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aaa_131_calon</text:p>
          </table:table-cell>
          <table:table-cell office:value-type="string" calcext:value-type="string">
            <text:p>131_calon</text:p>
          </table:table-cell>
          <table:table-cell table:formula="of:=VLOOKUP([.A13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81</text:p>
          </table:table-cell>
          <table:table-cell table:number-columns-repeated="8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aaa_132_calon</text:p>
          </table:table-cell>
          <table:table-cell office:value-type="string" calcext:value-type="string">
            <text:p>132_calon</text:p>
          </table:table-cell>
          <table:table-cell table:formula="of:=VLOOKUP([.A13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82</text:p>
          </table:table-cell>
          <table:table-cell table:number-columns-repeated="8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aaa_133_calon</text:p>
          </table:table-cell>
          <table:table-cell office:value-type="string" calcext:value-type="string">
            <text:p>133_calon</text:p>
          </table:table-cell>
          <table:table-cell table:formula="of:=VLOOKUP([.A13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83</text:p>
          </table:table-cell>
          <table:table-cell table:number-columns-repeated="8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aaa_134_calon</text:p>
          </table:table-cell>
          <table:table-cell office:value-type="string" calcext:value-type="string">
            <text:p>134_calon</text:p>
          </table:table-cell>
          <table:table-cell table:formula="of:=VLOOKUP([.A13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84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aa_135_calon</text:p>
          </table:table-cell>
          <table:table-cell office:value-type="string" calcext:value-type="string">
            <text:p>135_calon</text:p>
          </table:table-cell>
          <table:table-cell table:formula="of:=VLOOKUP([.A136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85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aa_136_calon</text:p>
          </table:table-cell>
          <table:table-cell office:value-type="string" calcext:value-type="string">
            <text:p>136_calon</text:p>
          </table:table-cell>
          <table:table-cell table:formula="of:=VLOOKUP([.A137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86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aa_137_calon</text:p>
          </table:table-cell>
          <table:table-cell office:value-type="string" calcext:value-type="string">
            <text:p>137_calon</text:p>
          </table:table-cell>
          <table:table-cell table:formula="of:=VLOOKUP([.A138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87</text:p>
          </table:table-cell>
          <table:table-cell table:number-columns-repeated="8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aaa_138_calon</text:p>
          </table:table-cell>
          <table:table-cell office:value-type="string" calcext:value-type="string">
            <text:p>138_calon</text:p>
          </table:table-cell>
          <table:table-cell table:formula="of:=VLOOKUP([.A13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88</text:p>
          </table:table-cell>
          <table:table-cell table:number-columns-repeated="8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aaa_139_calon</text:p>
          </table:table-cell>
          <table:table-cell office:value-type="string" calcext:value-type="string">
            <text:p>139_calon</text:p>
          </table:table-cell>
          <table:table-cell table:formula="of:=VLOOKUP([.A14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89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aa_140_calon</text:p>
          </table:table-cell>
          <table:table-cell office:value-type="string" calcext:value-type="string">
            <text:p>140_calon</text:p>
          </table:table-cell>
          <table:table-cell table:formula="of:=VLOOKUP([.A141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80</text:p>
          </table:table-cell>
          <table:table-cell table:number-columns-repeated="8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aaa_141_calon</text:p>
          </table:table-cell>
          <table:table-cell office:value-type="string" calcext:value-type="string">
            <text:p>141_calon</text:p>
          </table:table-cell>
          <table:table-cell table:formula="of:=VLOOKUP([.A14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91</text:p>
          </table:table-cell>
          <table:table-cell table:number-columns-repeated="8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aaa_142_calon</text:p>
          </table:table-cell>
          <table:table-cell office:value-type="string" calcext:value-type="string">
            <text:p>142_calon</text:p>
          </table:table-cell>
          <table:table-cell table:formula="of:=VLOOKUP([.A14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92</text:p>
          </table:table-cell>
          <table:table-cell table:number-columns-repeated="8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aaa_143_calon</text:p>
          </table:table-cell>
          <table:table-cell office:value-type="string" calcext:value-type="string">
            <text:p>143_calon</text:p>
          </table:table-cell>
          <table:table-cell table:formula="of:=VLOOKUP([.A14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93</text:p>
          </table:table-cell>
          <table:table-cell table:number-columns-repeated="8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aaa_144_calon</text:p>
          </table:table-cell>
          <table:table-cell office:value-type="string" calcext:value-type="string">
            <text:p>144_calon</text:p>
          </table:table-cell>
          <table:table-cell table:formula="of:=VLOOKUP([.A14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94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aa_145_calon</text:p>
          </table:table-cell>
          <table:table-cell office:value-type="string" calcext:value-type="string">
            <text:p>145_calon</text:p>
          </table:table-cell>
          <table:table-cell table:formula="of:=VLOOKUP([.A146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95</text:p>
          </table:table-cell>
          <table:table-cell table:number-columns-repeated="8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aaa_146_calon</text:p>
          </table:table-cell>
          <table:table-cell office:value-type="string" calcext:value-type="string">
            <text:p>146_calon</text:p>
          </table:table-cell>
          <table:table-cell table:formula="of:=VLOOKUP([.A14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96</text:p>
          </table:table-cell>
          <table:table-cell table:number-columns-repeated="8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aaa_147_calon</text:p>
          </table:table-cell>
          <table:table-cell office:value-type="string" calcext:value-type="string">
            <text:p>147_calon</text:p>
          </table:table-cell>
          <table:table-cell table:formula="of:=VLOOKUP([.A14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97</text:p>
          </table:table-cell>
          <table:table-cell table:number-columns-repeated="8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aaa_148_calon</text:p>
          </table:table-cell>
          <table:table-cell office:value-type="string" calcext:value-type="string">
            <text:p>148_calon</text:p>
          </table:table-cell>
          <table:table-cell table:formula="of:=VLOOKUP([.A14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98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aa_149_calon</text:p>
          </table:table-cell>
          <table:table-cell office:value-type="string" calcext:value-type="string">
            <text:p>149_calon</text:p>
          </table:table-cell>
          <table:table-cell table:formula="of:=VLOOKUP([.A150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99</text:p>
          </table:table-cell>
          <table:table-cell table:number-columns-repeated="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aa_150_calon</text:p>
          </table:table-cell>
          <table:table-cell office:value-type="string" calcext:value-type="string">
            <text:p>150_calon</text:p>
          </table:table-cell>
          <table:table-cell table:formula="of:=VLOOKUP([.A15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90</text:p>
          </table:table-cell>
          <table:table-cell table:number-columns-repeated="8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aaa_151_calon</text:p>
          </table:table-cell>
          <table:table-cell office:value-type="string" calcext:value-type="string">
            <text:p>151_calon</text:p>
          </table:table-cell>
          <table:table-cell table:formula="of:=VLOOKUP([.A15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01</text:p>
          </table:table-cell>
          <table:table-cell table:number-columns-repeated="8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aaa_152_calon</text:p>
          </table:table-cell>
          <table:table-cell office:value-type="string" calcext:value-type="string">
            <text:p>152_calon</text:p>
          </table:table-cell>
          <table:table-cell table:formula="of:=VLOOKUP([.A15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02</text:p>
          </table:table-cell>
          <table:table-cell table:number-columns-repeated="8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aaa_153_calon</text:p>
          </table:table-cell>
          <table:table-cell office:value-type="string" calcext:value-type="string">
            <text:p>153_calon</text:p>
          </table:table-cell>
          <table:table-cell table:formula="of:=VLOOKUP([.A15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03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aa_154_calon</text:p>
          </table:table-cell>
          <table:table-cell office:value-type="string" calcext:value-type="string">
            <text:p>154_calon</text:p>
          </table:table-cell>
          <table:table-cell table:formula="of:=VLOOKUP([.A155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04</text:p>
          </table:table-cell>
          <table:table-cell table:number-columns-repeated="8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aaa_155_calon</text:p>
          </table:table-cell>
          <table:table-cell office:value-type="string" calcext:value-type="string">
            <text:p>155_calon</text:p>
          </table:table-cell>
          <table:table-cell table:formula="of:=VLOOKUP([.A156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05</text:p>
          </table:table-cell>
          <table:table-cell table:number-columns-repeated="8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aaa_156_calon</text:p>
          </table:table-cell>
          <table:table-cell office:value-type="string" calcext:value-type="string">
            <text:p>156_calon</text:p>
          </table:table-cell>
          <table:table-cell table:formula="of:=VLOOKUP([.A15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06</text:p>
          </table:table-cell>
          <table:table-cell table:number-columns-repeated="8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aaa_157_calon</text:p>
          </table:table-cell>
          <table:table-cell office:value-type="string" calcext:value-type="string">
            <text:p>157_calon</text:p>
          </table:table-cell>
          <table:table-cell table:formula="of:=VLOOKUP([.A15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07</text:p>
          </table:table-cell>
          <table:table-cell table:number-columns-repeated="8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aaa_158_calon</text:p>
          </table:table-cell>
          <table:table-cell office:value-type="string" calcext:value-type="string">
            <text:p>158_calon</text:p>
          </table:table-cell>
          <table:table-cell table:formula="of:=VLOOKUP([.A15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08</text:p>
          </table:table-cell>
          <table:table-cell table:number-columns-repeated="8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aaa_159_calon</text:p>
          </table:table-cell>
          <table:table-cell office:value-type="string" calcext:value-type="string">
            <text:p>159_calon</text:p>
          </table:table-cell>
          <table:table-cell table:formula="of:=VLOOKUP([.A16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09</text:p>
          </table:table-cell>
          <table:table-cell table:number-columns-repeated="8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aaa_160_calon</text:p>
          </table:table-cell>
          <table:table-cell office:value-type="string" calcext:value-type="string">
            <text:p>160_calon</text:p>
          </table:table-cell>
          <table:table-cell table:formula="of:=VLOOKUP([.A16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00</text:p>
          </table:table-cell>
          <table:table-cell table:number-columns-repeated="8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aaa_161_calon</text:p>
          </table:table-cell>
          <table:table-cell office:value-type="string" calcext:value-type="string">
            <text:p>161_calon</text:p>
          </table:table-cell>
          <table:table-cell table:formula="of:=VLOOKUP([.A16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11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aa_162_calon</text:p>
          </table:table-cell>
          <table:table-cell office:value-type="string" calcext:value-type="string">
            <text:p>162_calon</text:p>
          </table:table-cell>
          <table:table-cell table:formula="of:=VLOOKUP([.A163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12</text:p>
          </table:table-cell>
          <table:table-cell table:number-columns-repeated="8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aaa_163_calon</text:p>
          </table:table-cell>
          <table:table-cell office:value-type="string" calcext:value-type="string">
            <text:p>163_calon</text:p>
          </table:table-cell>
          <table:table-cell table:formula="of:=VLOOKUP([.A16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13</text:p>
          </table:table-cell>
          <table:table-cell table:number-columns-repeated="8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aaa_164_calon</text:p>
          </table:table-cell>
          <table:table-cell office:value-type="string" calcext:value-type="string">
            <text:p>164_calon</text:p>
          </table:table-cell>
          <table:table-cell table:formula="of:=VLOOKUP([.A16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14</text:p>
          </table:table-cell>
          <table:table-cell table:number-columns-repeated="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aaa_165_calon</text:p>
          </table:table-cell>
          <table:table-cell office:value-type="string" calcext:value-type="string">
            <text:p>165_calon</text:p>
          </table:table-cell>
          <table:table-cell table:formula="of:=VLOOKUP([.A166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15</text:p>
          </table:table-cell>
          <table:table-cell table:number-columns-repeated="8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aaa_166_calon</text:p>
          </table:table-cell>
          <table:table-cell office:value-type="string" calcext:value-type="string">
            <text:p>166_calon</text:p>
          </table:table-cell>
          <table:table-cell table:formula="of:=VLOOKUP([.A16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1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aa_167_calon</text:p>
          </table:table-cell>
          <table:table-cell office:value-type="string" calcext:value-type="string">
            <text:p>167_calon</text:p>
          </table:table-cell>
          <table:table-cell table:formula="of:=VLOOKUP([.A168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17</text:p>
          </table:table-cell>
          <table:table-cell table:number-columns-repeated="8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aaa_168_calon</text:p>
          </table:table-cell>
          <table:table-cell office:value-type="string" calcext:value-type="string">
            <text:p>168_calon</text:p>
          </table:table-cell>
          <table:table-cell table:formula="of:=VLOOKUP([.A16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18</text:p>
          </table:table-cell>
          <table:table-cell table:number-columns-repeated="8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aaa_169_calon</text:p>
          </table:table-cell>
          <table:table-cell office:value-type="string" calcext:value-type="string">
            <text:p>169_calon</text:p>
          </table:table-cell>
          <table:table-cell table:formula="of:=VLOOKUP([.A17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19</text:p>
          </table:table-cell>
          <table:table-cell table:number-columns-repeated="8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aaa_170_calon</text:p>
          </table:table-cell>
          <table:table-cell office:value-type="string" calcext:value-type="string">
            <text:p>170_calon</text:p>
          </table:table-cell>
          <table:table-cell table:formula="of:=VLOOKUP([.A17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10</text:p>
          </table:table-cell>
          <table:table-cell table:number-columns-repeated="8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aaa_171_calon</text:p>
          </table:table-cell>
          <table:table-cell office:value-type="string" calcext:value-type="string">
            <text:p>171_calon</text:p>
          </table:table-cell>
          <table:table-cell table:formula="of:=VLOOKUP([.A17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21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aa_172_calon</text:p>
          </table:table-cell>
          <table:table-cell office:value-type="string" calcext:value-type="string">
            <text:p>172_calon</text:p>
          </table:table-cell>
          <table:table-cell table:formula="of:=VLOOKUP([.A173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22</text:p>
          </table:table-cell>
          <table:table-cell table:number-columns-repeated="8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aaa_173_calon</text:p>
          </table:table-cell>
          <table:table-cell office:value-type="string" calcext:value-type="string">
            <text:p>173_calon</text:p>
          </table:table-cell>
          <table:table-cell table:formula="of:=VLOOKUP([.A17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23</text:p>
          </table:table-cell>
          <table:table-cell table:number-columns-repeated="8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aaa_174_calon</text:p>
          </table:table-cell>
          <table:table-cell office:value-type="string" calcext:value-type="string">
            <text:p>174_calon</text:p>
          </table:table-cell>
          <table:table-cell table:formula="of:=VLOOKUP([.A17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24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aa_175_calon</text:p>
          </table:table-cell>
          <table:table-cell office:value-type="string" calcext:value-type="string">
            <text:p>175_calon</text:p>
          </table:table-cell>
          <table:table-cell table:formula="of:=VLOOKUP([.A176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25</text:p>
          </table:table-cell>
          <table:table-cell table:number-columns-repeated="8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aaa_176_calon</text:p>
          </table:table-cell>
          <table:table-cell office:value-type="string" calcext:value-type="string">
            <text:p>176_calon</text:p>
          </table:table-cell>
          <table:table-cell table:formula="of:=VLOOKUP([.A17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26</text:p>
          </table:table-cell>
          <table:table-cell table:number-columns-repeated="8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aaa_177_calon</text:p>
          </table:table-cell>
          <table:table-cell office:value-type="string" calcext:value-type="string">
            <text:p>177_calon</text:p>
          </table:table-cell>
          <table:table-cell table:formula="of:=VLOOKUP([.A17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27</text:p>
          </table:table-cell>
          <table:table-cell table:number-columns-repeated="8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aaa_178_calon</text:p>
          </table:table-cell>
          <table:table-cell office:value-type="string" calcext:value-type="string">
            <text:p>178_calon</text:p>
          </table:table-cell>
          <table:table-cell table:formula="of:=VLOOKUP([.A17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28</text:p>
          </table:table-cell>
          <table:table-cell table:number-columns-repeated="8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aaa_179_calon</text:p>
          </table:table-cell>
          <table:table-cell office:value-type="string" calcext:value-type="string">
            <text:p>179_calon</text:p>
          </table:table-cell>
          <table:table-cell table:formula="of:=VLOOKUP([.A18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29</text:p>
          </table:table-cell>
          <table:table-cell table:number-columns-repeated="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aaa_180_calon</text:p>
          </table:table-cell>
          <table:table-cell office:value-type="string" calcext:value-type="string">
            <text:p>180_calon</text:p>
          </table:table-cell>
          <table:table-cell table:formula="of:=VLOOKUP([.A18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20</text:p>
          </table:table-cell>
          <table:table-cell table:number-columns-repeated="8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aaa_181_calon</text:p>
          </table:table-cell>
          <table:table-cell office:value-type="string" calcext:value-type="string">
            <text:p>181_calon</text:p>
          </table:table-cell>
          <table:table-cell table:formula="of:=VLOOKUP([.A18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31</text:p>
          </table:table-cell>
          <table:table-cell table:number-columns-repeated="8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aaa_182_calon</text:p>
          </table:table-cell>
          <table:table-cell office:value-type="string" calcext:value-type="string">
            <text:p>182_calon</text:p>
          </table:table-cell>
          <table:table-cell table:formula="of:=VLOOKUP([.A183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32</text:p>
          </table:table-cell>
          <table:table-cell table:number-columns-repeated="8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aaa_183_calon</text:p>
          </table:table-cell>
          <table:table-cell office:value-type="string" calcext:value-type="string">
            <text:p>183_calon</text:p>
          </table:table-cell>
          <table:table-cell table:formula="of:=VLOOKUP([.A18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33</text:p>
          </table:table-cell>
          <table:table-cell table:number-columns-repeated="8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aaa_184_calon</text:p>
          </table:table-cell>
          <table:table-cell office:value-type="string" calcext:value-type="string">
            <text:p>184_calon</text:p>
          </table:table-cell>
          <table:table-cell table:formula="of:=VLOOKUP([.A185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34</text:p>
          </table:table-cell>
          <table:table-cell table:number-columns-repeated="8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aaa_185_calon</text:p>
          </table:table-cell>
          <table:table-cell office:value-type="string" calcext:value-type="string">
            <text:p>185_calon</text:p>
          </table:table-cell>
          <table:table-cell table:formula="of:=VLOOKUP([.A186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35</text:p>
          </table:table-cell>
          <table:table-cell table:number-columns-repeated="8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aaa_186_calon</text:p>
          </table:table-cell>
          <table:table-cell office:value-type="string" calcext:value-type="string">
            <text:p>186_calon</text:p>
          </table:table-cell>
          <table:table-cell table:formula="of:=VLOOKUP([.A18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36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aa_187_calon</text:p>
          </table:table-cell>
          <table:table-cell office:value-type="string" calcext:value-type="string">
            <text:p>187_calon</text:p>
          </table:table-cell>
          <table:table-cell table:formula="of:=VLOOKUP([.A188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37</text:p>
          </table:table-cell>
          <table:table-cell table:number-columns-repeated="8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aaa_188_calon</text:p>
          </table:table-cell>
          <table:table-cell office:value-type="string" calcext:value-type="string">
            <text:p>188_calon</text:p>
          </table:table-cell>
          <table:table-cell table:formula="of:=VLOOKUP([.A189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38</text:p>
          </table:table-cell>
          <table:table-cell table:number-columns-repeated="8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aaa_189_calon</text:p>
          </table:table-cell>
          <table:table-cell office:value-type="string" calcext:value-type="string">
            <text:p>189_calon</text:p>
          </table:table-cell>
          <table:table-cell table:formula="of:=VLOOKUP([.A19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39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aa_190_calon</text:p>
          </table:table-cell>
          <table:table-cell office:value-type="string" calcext:value-type="string">
            <text:p>190_calon</text:p>
          </table:table-cell>
          <table:table-cell table:formula="of:=VLOOKUP([.A191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30</text:p>
          </table:table-cell>
          <table:table-cell table:number-columns-repeated="8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aaa_191_calon</text:p>
          </table:table-cell>
          <table:table-cell office:value-type="string" calcext:value-type="string">
            <text:p>191_calon</text:p>
          </table:table-cell>
          <table:table-cell table:formula="of:=VLOOKUP([.A192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41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aa_192_calon</text:p>
          </table:table-cell>
          <table:table-cell office:value-type="string" calcext:value-type="string">
            <text:p>192_calon</text:p>
          </table:table-cell>
          <table:table-cell table:formula="of:=VLOOKUP([.A193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42</text:p>
          </table:table-cell>
          <table:table-cell table:number-columns-repeated="8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aaa_193_calon</text:p>
          </table:table-cell>
          <table:table-cell office:value-type="string" calcext:value-type="string">
            <text:p>193_calon</text:p>
          </table:table-cell>
          <table:table-cell table:formula="of:=VLOOKUP([.A194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43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aa_194_calon</text:p>
          </table:table-cell>
          <table:table-cell office:value-type="string" calcext:value-type="string">
            <text:p>194_calon</text:p>
          </table:table-cell>
          <table:table-cell table:formula="of:=VLOOKUP([.A195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44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aa_195_calon</text:p>
          </table:table-cell>
          <table:table-cell office:value-type="string" calcext:value-type="string">
            <text:p>195_calon</text:p>
          </table:table-cell>
          <table:table-cell table:formula="of:=VLOOKUP([.A196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45</text:p>
          </table:table-cell>
          <table:table-cell table:number-columns-repeated="8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aaa_196_calon</text:p>
          </table:table-cell>
          <table:table-cell office:value-type="string" calcext:value-type="string">
            <text:p>196_calon</text:p>
          </table:table-cell>
          <table:table-cell table:formula="of:=VLOOKUP([.A197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46</text:p>
          </table:table-cell>
          <table:table-cell table:number-columns-repeated="8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aaa_197_calon</text:p>
          </table:table-cell>
          <table:table-cell office:value-type="string" calcext:value-type="string">
            <text:p>197_calon</text:p>
          </table:table-cell>
          <table:table-cell table:formula="of:=VLOOKUP([.A198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47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aa_198_calon</text:p>
          </table:table-cell>
          <table:table-cell office:value-type="string" calcext:value-type="string">
            <text:p>198_calon</text:p>
          </table:table-cell>
          <table:table-cell table:formula="of:=VLOOKUP([.A199];[Sheet2.$A$1:.$B$50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848</text:p>
          </table:table-cell>
          <table:table-cell table:number-columns-repeated="8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aaa_199_calon</text:p>
          </table:table-cell>
          <table:table-cell office:value-type="string" calcext:value-type="string">
            <text:p>199_calon</text:p>
          </table:table-cell>
          <table:table-cell table:formula="of:=VLOOKUP([.A200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49</text:p>
          </table:table-cell>
          <table:table-cell table:number-columns-repeated="8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aaa_200_calon</text:p>
          </table:table-cell>
          <table:table-cell office:value-type="string" calcext:value-type="string">
            <text:p>200_calon</text:p>
          </table:table-cell>
          <table:table-cell table:formula="of:=VLOOKUP([.A201];[Sheet2.$A$1:.$B$50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840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contacts.A1:contacts.AN201" table:display-filter-buttons="true">
          <table:filter>
            <table:filter-and>
              <table:filter-condition table:data-type="number" table:value="1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date>2022-10-18T13:32:14.278000000</dc:date>
    <meta:editing-duration>PT23M55S</meta:editing-duration>
    <meta:editing-cycles>3</meta:editing-cycles>
    <meta:document-statistic meta:table-count="2" meta:cell-count="1143" meta:object-count="0"/>
  </office:meta>
</office:document-meta>
</file>